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NoDrop (%)</text:p>
          </table:table-cell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formula="of:=POWER(([.B2]/[.$B$29]); 2)*100" office:value-type="float" office:value="0.127551020408163" calcext:value-type="float">
            <text:p>0.13</text:p>
          </table:table-cell>
          <table:table-cell table:style-name="ce2" table:formula="of:=(100-[.C2])/LOG([.B2] + 1; 2)" office:value-type="float" office:value="99.8724489795918" calcext:value-type="float">
            <text:p>99.87</text:p>
          </table:table-cell>
          <table:table-cell table:style-name="ce2" table:formula="of:=MEDIAN(1; [.D2]; 65)" office:value-type="float" office:value="65" calcext:value-type="float">
            <text:p>65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POWER(([.B3]/[.$B$29]); 2)*100" office:value-type="float" office:value="0.510204081632653" calcext:value-type="float">
            <text:p>0.51</text:p>
          </table:table-cell>
          <table:table-cell table:formula="of:=(100-[.C3])/LOG([.B3] + 1; 2)" office:value-type="float" office:value="62.7710724216501" calcext:value-type="float">
            <text:p>62.77</text:p>
          </table:table-cell>
          <table:table-cell table:formula="of:=MEDIAN(1; [.D3]; 65)" office:value-type="float" office:value="62.7710724216501" calcext:value-type="float">
            <text:p>62.7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POWER(([.B4]/[.$B$29]); 2)*100" office:value-type="float" office:value="1.14795918367347" calcext:value-type="float">
            <text:p>1.15</text:p>
          </table:table-cell>
          <table:table-cell table:formula="of:=(100-[.C4])/LOG([.B4] + 1; 2)" office:value-type="float" office:value="49.4260204081633" calcext:value-type="float">
            <text:p>49.43</text:p>
          </table:table-cell>
          <table:table-cell table:formula="of:=MEDIAN(1; [.D4]; 65)" office:value-type="float" office:value="49.4260204081633" calcext:value-type="float">
            <text:p>49.4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POWER(([.B5]/[.$B$29]); 2)*100" office:value-type="float" office:value="2.04081632653061" calcext:value-type="float">
            <text:p>2.04</text:p>
          </table:table-cell>
          <table:table-cell table:formula="of:=(100-[.C5])/LOG([.B5] + 1; 2)" office:value-type="float" office:value="42.1887240561691" calcext:value-type="float">
            <text:p>42.19</text:p>
          </table:table-cell>
          <table:table-cell table:formula="of:=MEDIAN(1; [.D5]; 65)" office:value-type="float" office:value="42.1887240561691" calcext:value-type="float">
            <text:p>42.1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POWER(([.B6]/[.$B$29]); 2)*100" office:value-type="float" office:value="3.18877551020408" calcext:value-type="float">
            <text:p>3.19</text:p>
          </table:table-cell>
          <table:table-cell table:formula="of:=(100-[.C6])/LOG([.B6] + 1; 2)" office:value-type="float" office:value="37.451693965691" calcext:value-type="float">
            <text:p>37.45</text:p>
          </table:table-cell>
          <table:table-cell table:formula="of:=MEDIAN(1; [.D6]; 65)" office:value-type="float" office:value="37.451693965691" calcext:value-type="float">
            <text:p>37.4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POWER(([.B7]/[.$B$29]); 2)*100" office:value-type="float" office:value="4.59183673469388" calcext:value-type="float">
            <text:p>4.59</text:p>
          </table:table-cell>
          <table:table-cell table:formula="of:=(100-[.C7])/LOG([.B7] + 1; 2)" office:value-type="float" office:value="33.9850734638776" calcext:value-type="float">
            <text:p>33.99</text:p>
          </table:table-cell>
          <table:table-cell table:formula="of:=MEDIAN(1; [.D7]; 65)" office:value-type="float" office:value="33.9850734638776" calcext:value-type="float">
            <text:p>33.9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POWER(([.B8]/[.$B$29]); 2)*100" office:value-type="float" office:value="6.25" calcext:value-type="float">
            <text:p>6.25</text:p>
          </table:table-cell>
          <table:table-cell table:formula="of:=(100-[.C8])/LOG([.B8] + 1; 2)" office:value-type="float" office:value="31.25" calcext:value-type="float">
            <text:p>31.25</text:p>
          </table:table-cell>
          <table:table-cell table:formula="of:=MEDIAN(1; [.D8]; 65)" office:value-type="float" office:value="31.25" calcext:value-type="float">
            <text:p>31.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POWER(([.B9]/[.$B$29]); 2)*100" office:value-type="float" office:value="8.16326530612245" calcext:value-type="float">
            <text:p>8.16</text:p>
          </table:table-cell>
          <table:table-cell table:formula="of:=(100-[.C9])/LOG([.B9] + 1; 2)" office:value-type="float" office:value="28.9712641946077" calcext:value-type="float">
            <text:p>28.97</text:p>
          </table:table-cell>
          <table:table-cell table:formula="of:=MEDIAN(1; [.D9]; 65)" office:value-type="float" office:value="28.9712641946077" calcext:value-type="float">
            <text:p>28.9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POWER(([.B10]/[.$B$29]); 2)*100" office:value-type="float" office:value="10.3316326530612" calcext:value-type="float">
            <text:p>10.33</text:p>
          </table:table-cell>
          <table:table-cell table:formula="of:=(100-[.C10])/LOG([.B10] + 1; 2)" office:value-type="float" office:value="26.9928682336453" calcext:value-type="float">
            <text:p>26.99</text:p>
          </table:table-cell>
          <table:table-cell table:formula="of:=MEDIAN(1; [.D10]; 65)" office:value-type="float" office:value="26.9928682336453" calcext:value-type="float">
            <text:p>26.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POWER(([.B11]/[.$B$29]); 2)*100" office:value-type="float" office:value="12.7551020408163" calcext:value-type="float">
            <text:p>12.76</text:p>
          </table:table-cell>
          <table:table-cell table:formula="of:=(100-[.C11])/LOG([.B11] + 1; 2)" office:value-type="float" office:value="25.2194312756933" calcext:value-type="float">
            <text:p>25.22</text:p>
          </table:table-cell>
          <table:table-cell table:formula="of:=MEDIAN(1; [.D11]; 65)" office:value-type="float" office:value="25.2194312756933" calcext:value-type="float">
            <text:p>25.2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POWER(([.B12]/[.$B$29]); 2)*100" office:value-type="float" office:value="15.4336734693878" calcext:value-type="float">
            <text:p>15.43</text:p>
          </table:table-cell>
          <table:table-cell table:formula="of:=(100-[.C12])/LOG([.B12] + 1; 2)" office:value-type="float" office:value="23.5891802253443" calcext:value-type="float">
            <text:p>23.59</text:p>
          </table:table-cell>
          <table:table-cell table:formula="of:=MEDIAN(1; [.D12]; 65)" office:value-type="float" office:value="23.5891802253443" calcext:value-type="float">
            <text:p>23.5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POWER(([.B13]/[.$B$29]); 2)*100" office:value-type="float" office:value="18.3673469387755" calcext:value-type="float">
            <text:p>18.37</text:p>
          </table:table-cell>
          <table:table-cell table:formula="of:=(100-[.C13])/LOG([.B13] + 1; 2)" office:value-type="float" office:value="22.060257504271" calcext:value-type="float">
            <text:p>22.06</text:p>
          </table:table-cell>
          <table:table-cell table:formula="of:=MEDIAN(1; [.D13]; 65)" office:value-type="float" office:value="22.060257504271" calcext:value-type="float">
            <text:p>22.0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POWER(([.B14]/[.$B$29]); 2)*100" office:value-type="float" office:value="21.5561224489796" calcext:value-type="float">
            <text:p>21.56</text:p>
          </table:table-cell>
          <table:table-cell table:formula="of:=(100-[.C14])/LOG([.B14] + 1; 2)" office:value-type="float" office:value="20.6032479652901" calcext:value-type="float">
            <text:p>20.60</text:p>
          </table:table-cell>
          <table:table-cell table:formula="of:=MEDIAN(1; [.D14]; 65)" office:value-type="float" office:value="20.6032479652901" calcext:value-type="float">
            <text:p>20.6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POWER(([.B15]/[.$B$29]); 2)*100" office:value-type="float" office:value="25" calcext:value-type="float">
            <text:p>25.00</text:p>
          </table:table-cell>
          <table:table-cell table:formula="of:=(100-[.C15])/LOG([.B15] + 1; 2)" office:value-type="float" office:value="19.1968518607362" calcext:value-type="float">
            <text:p>19.20</text:p>
          </table:table-cell>
          <table:table-cell table:formula="of:=MEDIAN(1; [.D15]; 65)" office:value-type="float" office:value="19.1968518607362" calcext:value-type="float">
            <text:p>19.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POWER(([.B16]/[.$B$29]); 2)*100" office:value-type="float" office:value="28.6989795918367" calcext:value-type="float">
            <text:p>28.70</text:p>
          </table:table-cell>
          <table:table-cell table:formula="of:=(100-[.C16])/LOG([.B16] + 1; 2)" office:value-type="float" office:value="17.8252551020408" calcext:value-type="float">
            <text:p>17.83</text:p>
          </table:table-cell>
          <table:table-cell table:formula="of:=MEDIAN(1; [.D16]; 65)" office:value-type="float" office:value="17.8252551020408" calcext:value-type="float">
            <text:p>17.8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POWER(([.B17]/[.$B$29]); 2)*100" office:value-type="float" office:value="32.6530612244898" calcext:value-type="float">
            <text:p>32.65</text:p>
          </table:table-cell>
          <table:table-cell table:formula="of:=(100-[.C17])/LOG([.B17] + 1; 2)" office:value-type="float" office:value="16.4764650814316" calcext:value-type="float">
            <text:p>16.48</text:p>
          </table:table-cell>
          <table:table-cell table:formula="of:=MEDIAN(1; [.D17]; 65)" office:value-type="float" office:value="16.4764650814316" calcext:value-type="float">
            <text:p>16.4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POWER(([.B18]/[.$B$29]); 2)*100" office:value-type="float" office:value="36.8622448979592" calcext:value-type="float">
            <text:p>36.86</text:p>
          </table:table-cell>
          <table:table-cell table:formula="of:=(100-[.C18])/LOG([.B18] + 1; 2)" office:value-type="float" office:value="15.141220784595" calcext:value-type="float">
            <text:p>15.14</text:p>
          </table:table-cell>
          <table:table-cell table:formula="of:=MEDIAN(1; [.D18]; 65)" office:value-type="float" office:value="15.141220784595" calcext:value-type="float">
            <text:p>15.1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POWER(([.B19]/[.$B$29]); 2)*100" office:value-type="float" office:value="41.3265306122449" calcext:value-type="float">
            <text:p>41.33</text:p>
          </table:table-cell>
          <table:table-cell table:formula="of:=(100-[.C19])/LOG([.B19] + 1; 2)" office:value-type="float" office:value="13.8122576720221" calcext:value-type="float">
            <text:p>13.81</text:p>
          </table:table-cell>
          <table:table-cell table:formula="of:=MEDIAN(1; [.D19]; 65)" office:value-type="float" office:value="13.8122576720221" calcext:value-type="float">
            <text:p>13.8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POWER(([.B20]/[.$B$29]); 2)*100" office:value-type="float" office:value="46.0459183673469" calcext:value-type="float">
            <text:p>46.05</text:p>
          </table:table-cell>
          <table:table-cell table:formula="of:=(100-[.C20])/LOG([.B20] + 1; 2)" office:value-type="float" office:value="12.483799000839" calcext:value-type="float">
            <text:p>12.48</text:p>
          </table:table-cell>
          <table:table-cell table:formula="of:=MEDIAN(1; [.D20]; 65)" office:value-type="float" office:value="12.483799000839" calcext:value-type="float">
            <text:p>12.4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POWER(([.B21]/[.$B$29]); 2)*100" office:value-type="float" office:value="51.0204081632653" calcext:value-type="float">
            <text:p>51.02</text:p>
          </table:table-cell>
          <table:table-cell table:formula="of:=(100-[.C21])/LOG([.B21] + 1; 2)" office:value-type="float" office:value="11.1511958545446" calcext:value-type="float">
            <text:p>11.15</text:p>
          </table:table-cell>
          <table:table-cell table:formula="of:=MEDIAN(1; [.D21]; 65)" office:value-type="float" office:value="11.1511958545446" calcext:value-type="float">
            <text:p>11.1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POWER(([.B22]/[.$B$29]); 2)*100" office:value-type="float" office:value="56.25" calcext:value-type="float">
            <text:p>56.25</text:p>
          </table:table-cell>
          <table:table-cell table:formula="of:=(100-[.C22])/LOG([.B22] + 1; 2)" office:value-type="float" office:value="9.81066730951893" calcext:value-type="float">
            <text:p>9.81</text:p>
          </table:table-cell>
          <table:table-cell table:formula="of:=MEDIAN(1; [.D22]; 65)" office:value-type="float" office:value="9.81066730951893" calcext:value-type="float">
            <text:p>9.8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POWER(([.B23]/[.$B$29]); 2)*100" office:value-type="float" office:value="61.734693877551" calcext:value-type="float">
            <text:p>61.73</text:p>
          </table:table-cell>
          <table:table-cell table:formula="of:=(100-[.C23])/LOG([.B23] + 1; 2)" office:value-type="float" office:value="8.45910954556775" calcext:value-type="float">
            <text:p>8.46</text:p>
          </table:table-cell>
          <table:table-cell table:formula="of:=MEDIAN(1; [.D23]; 65)" office:value-type="float" office:value="8.45910954556775" calcext:value-type="float">
            <text:p>8.4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POWER(([.B24]/[.$B$29]); 2)*100" office:value-type="float" office:value="67.4744897959184" calcext:value-type="float">
            <text:p>67.47</text:p>
          </table:table-cell>
          <table:table-cell table:formula="of:=(100-[.C24])/LOG([.B24] + 1; 2)" office:value-type="float" office:value="7.09395337452941" calcext:value-type="float">
            <text:p>7.09</text:p>
          </table:table-cell>
          <table:table-cell table:formula="of:=MEDIAN(1; [.D24]; 65)" office:value-type="float" office:value="7.09395337452941" calcext:value-type="float">
            <text:p>7.0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POWER(([.B25]/[.$B$29]); 2)*100" office:value-type="float" office:value="73.469387755102" calcext:value-type="float">
            <text:p>73.47</text:p>
          </table:table-cell>
          <table:table-cell table:formula="of:=(100-[.C25])/LOG([.B25] + 1; 2)" office:value-type="float" office:value="5.71305638260624" calcext:value-type="float">
            <text:p>5.71</text:p>
          </table:table-cell>
          <table:table-cell table:formula="of:=MEDIAN(1; [.D25]; 65)" office:value-type="float" office:value="5.71305638260624" calcext:value-type="float">
            <text:p>5.7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POWER(([.B26]/[.$B$29]); 2)*100" office:value-type="float" office:value="79.7193877551021" calcext:value-type="float">
            <text:p>79.72</text:p>
          </table:table-cell>
          <table:table-cell table:formula="of:=(100-[.C26])/LOG([.B26] + 1; 2)" office:value-type="float" office:value="4.31462021874805" calcext:value-type="float">
            <text:p>4.31</text:p>
          </table:table-cell>
          <table:table-cell table:formula="of:=MEDIAN(1; [.D26]; 65)" office:value-type="float" office:value="4.31462021874805" calcext:value-type="float">
            <text:p>4.3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POWER(([.B27]/[.$B$29]); 2)*100" office:value-type="float" office:value="86.2244897959184" calcext:value-type="float">
            <text:p>86.22</text:p>
          </table:table-cell>
          <table:table-cell table:formula="of:=(100-[.C27])/LOG([.B27] + 1; 2)" office:value-type="float" office:value="2.89712641946077" calcext:value-type="float">
            <text:p>2.90</text:p>
          </table:table-cell>
          <table:table-cell table:formula="of:=MEDIAN(1; [.D27]; 65)" office:value-type="float" office:value="2.89712641946077" calcext:value-type="float">
            <text:p>2.9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POWER(([.B28]/[.$B$29]); 2)*100" office:value-type="float" office:value="92.984693877551" calcext:value-type="float">
            <text:p>92.98</text:p>
          </table:table-cell>
          <table:table-cell table:formula="of:=(100-[.C28])/LOG([.B28] + 1; 2)" office:value-type="float" office:value="1.45928608063878" calcext:value-type="float">
            <text:p>1.46</text:p>
          </table:table-cell>
          <table:table-cell table:formula="of:=MEDIAN(1; [.D28]; 65)" office:value-type="float" office:value="1.45928608063878" calcext:value-type="float">
            <text:p>1.46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POWER(([.B29]/[.$B$29]); 2)*100" office:value-type="float" office:value="100" calcext:value-type="float">
            <text:p>100.00</text:p>
          </table:table-cell>
          <table:table-cell table:formula="of:=(100-[.C29])/LOG([.B29] + 1; 2)" office:value-type="float" office:value="0" calcext:value-type="float">
            <text:p>0.00</text:p>
          </table:table-cell>
          <table:table-cell table:formula="of:=MEDIAN(1; [.D29]; 65)" office:value-type="float" office:value="1" calcext:value-type="float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ja" style:country-asian="JP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ja" style:country-asian="JP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7:13:31.888174727</meta:creation-date>
    <dc:date>2023-09-18T17:36:08.667340291</dc:date>
    <meta:editing-duration>PT6M57S</meta:editing-duration>
    <meta:editing-cycles>1</meta:editing-cycles>
    <meta:document-statistic meta:table-count="1" meta:cell-count="113" meta:object-count="0"/>
    <meta:generator>LibreOffice/7.6.0.3$Linux_X86_64 LibreOffice_project/69edd8b8ebc41d00b4de3915dc82f8f0fc3b6265</meta:generator>
  </office:meta>
</office:document-meta>
</file>